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ints à aborder:</text:p>
      <text:p text:style-name="Standard"/>
      <text:p text:style-name="Standard">--&gt; motivation pour un poste ou je pourrai développer et utiliser mes connaissances en prog</text:p>
      <text:p text:style-name="Standard">--&gt; je suis intéressé à développer des connaissances dans des domaines qui me sont inconnus en informatique; par exemple la probématique temps réel.</text:p>
      <text:p text:style-name="Standard"/>
      <text:p text:style-name="Standard">--&gt; j'ai acquis de bonne connaissances techniques en C/C++ durant mes études et surtout durant mon emploi à l'EPFL</text:p>
      <text:p text:style-name="Standard"/>
      <text:p text:style-name="Standard">--&gt; expliquer pourquoi leur domaine m'intéresse:</text:p>
      <text:list xml:id="list4065530722975106944" text:style-name="L1">
        <text:list-item>
          <text:list>
            <text:list-item>
              <text:p text:style-name="P2">je suis à la recherche d'un travail stimulant et proposant des challenges intellectuels. Bien que je n'ai pas d'expérience directe avec du développement en temps réel je pense posséder les compétences </text:p>
            </text:list-item>
          </text:list>
        </text:list-item>
      </text:list>
      <text:p text:style-name="P1"/>
      <text:p text:style-name="Standard"/>
      <text:p text:style-name="Standard">questions à traiter:</text:p>
      <text:p text:style-name="Standard"/>
      <text:p text:style-name="Standard">--&gt; pourquoi je suis bon pour ce poste</text:p>
      <text:p text:style-name="Standard">--&gt; </text:p>
      <text:p text:style-name="Standard">--&gt; qu'est ce qui me motive pour travailler à ce po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M1S</meta:editing-duration>
    <meta:editing-cycles>6</meta:editing-cycles>
    <meta:generator>OpenOffice/4.1.1$Win32 OpenOffice.org_project/411m6$Build-9775</meta:generator>
    <dc:date>2015-01-02T18:45:53.96</dc:date>
    <dc:creator>Jérémy Zogg</dc:creator>
    <meta:document-statistic meta:table-count="0" meta:image-count="0" meta:object-count="0" meta:page-count="1" meta:paragraph-count="10" meta:word-count="128" meta:character-count="736"/>
    <meta:user-defined meta:name="Info 1"/>
    <meta:user-defined meta:name="Info 2"/>
    <meta:user-defined meta:name="Info 3"/>
    <meta:user-defined meta:name="Info 4"/>
  </office:meta>
</office:document-meta>
</file>